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officeooo:rsid="0009e268" officeooo:paragraph-rsid="0009e268"/>
    </style:style>
    <style:style style:name="P2" style:family="paragraph" style:parent-style-name="Standard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paragraph-rsid="0009e268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a6b6d" officeooo:paragraph-rsid="000a6b6d" style:font-weight-asian="normal" style:font-weight-complex="normal"/>
    </style:style>
    <style:style style:name="P5" style:family="paragraph" style:parent-style-name="Standard">
      <style:text-properties fo:color="#000000" loext:opacity="100%" officeooo:rsid="000c0627" officeooo:paragraph-rsid="000c0627"/>
    </style:style>
    <style:style style:name="P6" style:family="paragraph" style:parent-style-name="Standard">
      <style:text-properties fo:color="#ff0000" loext:opacity="100%" officeooo:rsid="0009e268" officeooo:paragraph-rsid="0009e268"/>
    </style:style>
    <style:style style:name="P7" style:family="paragraph" style:parent-style-name="Standard">
      <style:text-properties fo:color="#ff0000" loext:opacity="100%"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margin-top="0in" fo:margin-bottom="0in" style:contextual-spacing="false"/>
      <style:text-properties officeooo:rsid="0009e268" officeooo:paragraph-rsid="0009e268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9e268" officeooo:paragraph-rsid="0009e268"/>
    </style:style>
    <style:style style:name="P11" style:family="paragraph" style:parent-style-name="Text_20_body">
      <style:paragraph-properties fo:margin-top="0in" fo:margin-bottom="0in" style:contextual-spacing="false"/>
      <style:text-properties fo:color="#2a6099" loext:opacity="100%" officeooo:rsid="0009e268" officeooo:paragraph-rsid="0009e268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fo:color="#2a6099" loext:opacity="100%"/>
    </style:style>
    <style:style style:name="P13" style:family="paragraph" style:parent-style-name="Text_20_body">
      <style:text-properties fo:color="#2a6099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e26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officeooo:rsid="000d322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e268" style:font-weight-asian="normal" style:font-weight-complex="normal"/>
    </style:style>
    <style:style style:name="T7" style:family="text">
      <style:text-properties fo:font-weight="normal" officeooo:rsid="000a6b6d" style:font-weight-asian="normal" style:font-weight-complex="normal"/>
    </style:style>
    <style:style style:name="T8" style:family="text">
      <style:text-properties officeooo:rsid="000a69f5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a69f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6b6d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0a6b6d"/>
    </style:style>
    <style:style style:name="T15" style:family="text">
      <style:text-properties fo:color="#ff0000" loext:opacity="100%" officeooo:rsid="0009e268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color="#ff0000" loext:opacity="100%" fo:font-weight="bold" officeooo:rsid="000d322c" style:font-weight-asian="bold" style:font-weight-complex="bold"/>
    </style:style>
    <style:style style:name="T18" style:family="text">
      <style:text-properties fo:color="#ff0000" loext:opacity="100%" fo:font-weight="normal" officeooo:rsid="000a6b6d" style:font-weight-asian="normal" style:font-weight-complex="normal"/>
    </style:style>
    <style:style style:name="T19" style:family="text">
      <style:text-properties fo:color="#ff0000" loext:opacity="100%" officeooo:rsid="000c0627"/>
    </style:style>
    <style:style style:name="T20" style:family="text">
      <style:text-properties fo:color="#000000" loext:opacity="100%" fo:font-weight="bold" officeooo:rsid="000d32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yler Schmalenbach</text:p>
      <text:p text:style-name="P9">1482664</text:p>
      <text:p text:style-name="P10">Assignment 2</text:p>
      <text:p text:style-name="P11"/>
      <text:list xml:id="list1545012817" text:style-name="L1">
        <text:list-item>
          <text:p text:style-name="P12">Reading: Review Ch 1, and preview Ch 2. </text:p>
        </text:list-item>
        <text:list-item>
          <text:p text:style-name="P12">Writing Assignment: Complete Q. 1 - 28 in section 1.7.1 Short Answer from the textbook P. 28. </text:p>
        </text:list-item>
        <text:list-item>
          <text:p text:style-name="P8"><text:span text:style-name="Strong_20_Emphasis"><text:span text:style-name="T3">[Extra Credit] </text:span></text:span><text:span text:style-name="T3">The address of </text:span><text:span text:style-name="Strong_20_Emphasis"><text:span text:style-name="T3">var1 </text:span></text:span><text:span text:style-name="T3">is 00400020. The address of the next variable after var1 is 0040006A. How many bytes are used by var1? </text:span><text:span text:style-name="T17">74 byte</text:span></text:p>
        </text:list-item>
      </text:list>
      <text:p text:style-name="P13">File name: Assignment2.docx</text:p>
      <text:p text:style-name="P5">Answers and typed in <text:span text:style-name="T16">RED</text:span><text:span text:style-name="T11">.</text:span></text:p>
      <text:p text:style-name="P5"><text:span text:style-name="T11"/></text:p>
      <text:p text:style-name="P2"><text:span text:style-name="T2">1. </text:span>In an 8-bit binary number, which is the most significant bit (MSB)?</text:p>
      <text:p text:style-name="P6">The most significant bit of 1 byte to the bit on the very left.</text:p>
      <text:p text:style-name="P1"/>
      <text:p text:style-name="P2">2. What is the decimal representation of each of the following unsigned binary integers?</text:p>
      <text:p text:style-name="P3">a. 00110101</text:p>
      <text:p text:style-name="P3"><text:span text:style-name="T6">(1 x 2^5) + (1 x 2^4) + (1 x 2^2) + (1 x 2^0) = </text:span><text:span text:style-name="T15">53</text:span> </text:p>
      <text:p text:style-name="P2">b. 10010110</text:p>
      <text:p text:style-name="P3"><text:span text:style-name="T6">(1 x 2^7) + (1 x 2^4) + (1 x 2^2) + (1 x 2^1) = </text:span><text:span text:style-name="T15">150</text:span></text:p>
      <text:p text:style-name="P2">c. 11001100</text:p>
      <text:p text:style-name="P3"><text:span text:style-name="T6">(1 x 2^7) + (1 x 2^6) + (1 x 2^3) + (1 x 2^2) = </text:span><text:span text:style-name="T15">204</text:span></text:p>
      <text:p text:style-name="P3"><text:span text:style-name="T6"/></text:p>
      <text:p text:style-name="P2">3. What is the sum of each pair of binary integers?</text:p>
      <text:p text:style-name="P2">a. 10101111 <text:span text:style-name="T8">+ </text:span><text:span text:style-name="T9">11011011 </text:span><text:span text:style-name="T10">=</text:span> <text:s/><text:span text:style-name="T7">175</text:span><text:span text:style-name="T12"> + </text:span><text:span text:style-name="T7">219 = </text:span><text:span text:style-name="T14">394</text:span></text:p>
      <text:p text:style-name="P2">b. 10010111 + 11111111 <text:span text:style-name="T12">= </text:span><text:span text:style-name="T7">151 + 255 = </text:span><text:span text:style-name="T14">406</text:span></text:p>
      <text:p text:style-name="P2">c. 01110101 + 10101100 <text:span text:style-name="T12">= </text:span><text:span text:style-name="T7">245 + 172 = </text:span><text:span text:style-name="T14">417</text:span></text:p>
      <text:p text:style-name="P2"><text:span text:style-name="T14"/></text:p>
      <text:p text:style-name="P2">4. Calculate binary 00001101 minus 00000111.</text:p>
      <text:p text:style-name="P4">00001101 – 00000111 = 13 – 7 =<text:span text:style-name="T13"> </text:span><text:span text:style-name="T16">6</text:span></text:p>
      <text:p text:style-name="P7"/>
      <text:p text:style-name="P2">5. How many bits are used by each of the following data types?</text:p>
      <text:p text:style-name="P2">a. word <text:span text:style-name="T14">16 </text:span><text:span text:style-name="T19">bits</text:span></text:p>
      <text:p text:style-name="P2">b. doubleword <text:span text:style-name="T14">32 </text:span><text:span text:style-name="T19">bits</text:span></text:p>
      <text:p text:style-name="P2">c. quadword <text:span text:style-name="T14">64 </text:span><text:span text:style-name="T19">bits</text:span></text:p>
      <text:p text:style-name="P2">d. double quadword <text:span text:style-name="T14">128 </text:span><text:span text:style-name="T19">bits</text:span></text:p>
      <text:p text:style-name="P2"><text:span text:style-name="T18"/></text:p>
      <text:p text:style-name="P2">6. What is the minimum number of binary bits needed to represent each of the following</text:p>
      <text:p text:style-name="P2">unsigned decimal integers?</text:p>
      <text:p text:style-name="P2">a. 4095</text:p>
      <text:p text:style-name="P2">b. 65534</text:p>
      <text:p text:style-name="P2">c. 42319</text:p>
      <text:p text:style-name="P2"/>
      <text:p text:style-name="P2">7. What is the hexadecimal representation of each of the following binary numbers?</text:p>
      <text:p text:style-name="P2">a. 0011 0101 1101 1010</text:p>
      <text:p text:style-name="P2">b. 1100 1110 1010 0011</text:p>
      <text:p text:style-name="P2">c. 1111 1110 1101 1011</text:p>
      <text:p text:style-name="P2"><text:soft-page-break/>8. What is the binary representation of the following hexadecimal numbers?</text:p>
      <text:p text:style-name="P2">a. 0126F9D4</text:p>
      <text:p text:style-name="P2">b. 6ACDFA95</text:p>
      <text:p text:style-name="P2">c. F69BDC2A</text:p>
      <text:p text:style-name="P2">9. What is the unsigned decimal representation of each of the following hexadecimal integers?</text:p>
      <text:p text:style-name="P2">a. 3A</text:p>
      <text:p text:style-name="P2">b. 1BF</text:p>
      <text:p text:style-name="P2">c. 1001</text:p>
      <text:p text:style-name="P2">1.7</text:p>
      <text:p text:style-name="P2"><text:s/>Review Questions and Exercises</text:p>
      <text:p text:style-name="P2"><text:s/>29</text:p>
      <text:p text:style-name="P2">10. What is the unsigned decimal representation of each of the following hexadecimal integers?</text:p>
      <text:p text:style-name="P2">a. 62</text:p>
      <text:p text:style-name="P2">b. 4B3</text:p>
      <text:p text:style-name="P2">c. 29F</text:p>
      <text:p text:style-name="P2">11. What is the 16-bit hexadecimal representation of each of the following signed decimal integers?</text:p>
      <text:p text:style-name="P2">a. – 24</text:p>
      <text:p text:style-name="P2">b. – 331</text:p>
      <text:p text:style-name="P2">12. What is the 16-bit hexadecimal representation of each of the following signed decimal integers?</text:p>
      <text:p text:style-name="P2">a. – 21</text:p>
      <text:p text:style-name="P2">b. – 45</text:p>
      <text:p text:style-name="P2">13. The following 16-bit hexadecimal numbers represent signed integers. Convert each to</text:p>
      <text:p text:style-name="P2">decimal.</text:p>
      <text:p text:style-name="P2">a. 6BF9</text:p>
      <text:p text:style-name="P2">b. C123</text:p>
      <text:p text:style-name="P2">14. The following 16-bit hexadecimal numbers represent signed integers. Convert each to</text:p>
      <text:p text:style-name="P2">decimal.</text:p>
      <text:p text:style-name="P2">a. 4CD2</text:p>
      <text:p text:style-name="P2">b. 8230</text:p>
      <text:p text:style-name="P2">15. What is the decimal representation of each of the following signed binary numbers?</text:p>
      <text:p text:style-name="P2">a. 10110101</text:p>
      <text:p text:style-name="P2">b. 00101010</text:p>
      <text:p text:style-name="P2">c. 11110000</text:p>
      <text:p text:style-name="P2">16. What is the decimal representation of each of the following signed binary numbers?</text:p>
      <text:p text:style-name="P2">a. 10000000</text:p>
      <text:p text:style-name="P2">b. 11001100</text:p>
      <text:p text:style-name="P2">c. 10110111</text:p>
      <text:p text:style-name="P2">17. What is the 8-bit binary (two’s-complement) representation of each of the following signed</text:p>
      <text:p text:style-name="P2">decimal integers?</text:p>
      <text:p text:style-name="P2">a. – 5</text:p>
      <text:p text:style-name="P2">b. – 42</text:p>
      <text:p text:style-name="P2">c. – 16</text:p>
      <text:p text:style-name="P2">18. What is the 8-bit binary (two’s-complement) representation of each of the following signed</text:p>
      <text:p text:style-name="P2">decimal integers?</text:p>
      <text:p text:style-name="P2">a. – 72</text:p>
      <text:p text:style-name="P2">b. – 98</text:p>
      <text:p text:style-name="P2">c. – 26</text:p>
      <text:p text:style-name="P2"><text:soft-page-break/>19. What is the sum of each pair of hexadecimal integers?</text:p>
      <text:p text:style-name="P2">a. 6B4 + 3FE</text:p>
      <text:p text:style-name="P2">b. A49 + 6BD</text:p>
      <text:p text:style-name="P2">30</text:p>
      <text:p text:style-name="P2"><text:s/>Chapter 1 • Basic Concepts</text:p>
      <text:p text:style-name="P2">20. What is the sum of each pair of hexadecimal integers?</text:p>
      <text:p text:style-name="P2">a. 7C4 # 3BE</text:p>
      <text:p text:style-name="P2">b. B69 # 7AD</text:p>
      <text:p text:style-name="P2">21. What are the hexadecimal and decimal representations of the ASCII character capital B?</text:p>
      <text:p text:style-name="P2">22. What are the hexadecimal and decimal representations of the ASCII character capital G?</text:p>
      <text:p text:style-name="P2">23. Challenge: What is the largest decimal value you can represent, using a 129-bit unsigned</text:p>
      <text:p text:style-name="P2">integer?</text:p>
      <text:p text:style-name="P2">24. Challenge: What is the largest decimal value you can represent, using a 86-bit signed</text:p>
      <text:p text:style-name="P2">integer?</text:p>
      <text:p text:style-name="P2">25. Create a truth table to show all possible inputs and outputs for the boolean function</text:p>
      <text:p text:style-name="P2">described by ¬( A ∨ B ).</text:p>
      <text:p text:style-name="P2">26. Create a truth table to show all possible inputs and outputs for the boolean function</text:p>
      <text:p text:style-name="P2">described by ( ¬A ∧ ¬B ). How would you describe the rightmost column of this table in</text:p>
      <text:p text:style-name="P2">relation to the table from question number 25? Have you heard of De Morgan’s Theorem?</text:p>
      <text:p text:style-name="P2">27. If a boolean function has four inputs, how many rows are required for its truth table?</text:p>
      <text:p text:style-name="P2">28. How many selector bits are required for a four-input multiplexer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0:15:36.804133630</meta:creation-date>
    <dc:date>2022-02-03T10:51:36.488484991</dc:date>
    <meta:editing-duration>PT25M48S</meta:editing-duration>
    <meta:editing-cycles>6</meta:editing-cycles>
    <meta:generator>LibreOffice/7.2.5.2.0$Linux_X86_64 LibreOffice_project/20$Build-2</meta:generator>
    <meta:document-statistic meta:table-count="0" meta:image-count="0" meta:object-count="0" meta:page-count="3" meta:paragraph-count="105" meta:word-count="726" meta:character-count="3865" meta:non-whitespace-character-count="3228"/>
  </office:meta>
</office:document-meta>
</file>